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MathJax_Main" svg:font-family="MathJax_Ma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5.667cm" style:rel-column-width="21845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A11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11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C11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ubtitle">
      <style:text-properties style:font-name="Liberation Serif" fo:font-size="14pt" fo:language="fr" fo:country="FR" officeooo:rsid="000803e7" officeooo:paragraph-rsid="000d3860" style:font-name-asian="Noto Sans CJK SC" style:font-size-asian="14pt" style:font-name-complex="Lohit Devanagari" style:font-size-complex="14pt"/>
    </style:style>
    <style:style style:name="P2" style:family="paragraph" style:parent-style-name="Subtitle">
      <style:text-properties style:font-name="Liberation Serif" fo:font-size="14pt" fo:language="fr" fo:country="FR" officeooo:paragraph-rsid="000d3860" style:font-size-asian="14pt" style:font-size-complex="14pt"/>
    </style:style>
    <style:style style:name="P3" style:family="paragraph" style:parent-style-name="Subtitle">
      <style:text-properties style:font-name="Liberation Serif" fo:font-size="14pt" fo:language="fr" fo:country="FR" officeooo:rsid="0013857d" officeooo:paragraph-rsid="0013857d" style:font-size-asian="14pt" style:font-size-complex="14pt"/>
    </style:style>
    <style:style style:name="P4" style:family="paragraph" style:parent-style-name="Subtitle">
      <style:text-properties style:font-name="Liberation Serif" fo:font-size="14pt" fo:language="fr" fo:country="FR" fo:font-weight="normal" officeooo:rsid="0013857d" officeooo:paragraph-rsid="001b0e20" style:font-name-asian="Noto Sans CJK SC" style:font-size-asian="14pt" style:font-weight-asian="normal" style:font-name-complex="Lohit Devanagari" style:font-size-complex="14pt" style:font-weight-complex="normal"/>
    </style:style>
    <style:style style:name="P5" style:family="paragraph" style:parent-style-name="Subtitle">
      <style:text-properties officeooo:paragraph-rsid="000e5ab2"/>
    </style:style>
    <style:style style:name="P6" style:family="paragraph" style:parent-style-name="Text_20_body">
      <style:text-properties style:font-name="Liberation Serif" fo:font-size="28pt" fo:language="fr" fo:country="FR" fo:font-weight="bold" officeooo:rsid="000803e7" officeooo:paragraph-rsid="000d3860" style:font-name-asian="Noto Sans CJK SC" style:font-size-asian="28pt" style:font-weight-asian="bold" style:font-name-complex="Lohit Devanagari" style:font-size-complex="28pt" style:font-weight-complex="bold"/>
    </style:style>
    <style:style style:name="P7" style:family="paragraph" style:parent-style-name="Text_20_body">
      <style:text-properties style:font-name="Liberation Serif" fo:language="fr" fo:country="FR" officeooo:paragraph-rsid="000d3860"/>
    </style:style>
    <style:style style:name="P8" style:family="paragraph" style:parent-style-name="Text_20_body">
      <style:paragraph-properties fo:text-align="justify" style:justify-single-word="false"/>
      <style:text-properties style:font-name="Liberation Serif" fo:language="fr" fo:country="FR" officeooo:rsid="002c3eb5" officeooo:paragraph-rsid="002c3eb5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language="fr" fo:country="FR" officeooo:rsid="002c3eb5" officeooo:paragraph-rsid="002e112c"/>
    </style:style>
    <style:style style:name="P10" style:family="paragraph" style:parent-style-name="Text_20_body">
      <style:text-properties style:font-name="Liberation Serif" fo:font-size="14pt" fo:language="fr" fo:country="FR" officeooo:rsid="000803e7" officeooo:paragraph-rsid="000d3860" style:font-name-asian="Noto Sans CJK SC" style:font-size-asian="14pt" style:font-name-complex="Lohit Devanagari" style:font-size-complex="14pt"/>
    </style:style>
    <style:style style:name="P11" style:family="paragraph" style:parent-style-name="Text_20_body">
      <style:paragraph-properties fo:text-align="center" style:justify-single-word="false"/>
      <style:text-properties style:font-name="Liberation Serif" fo:font-size="14pt" fo:language="fr" fo:country="FR" officeooo:rsid="0009f105" officeooo:paragraph-rsid="000d3860" style:font-name-asian="Noto Sans CJK SC" style:font-size-asian="14pt" style:font-name-complex="Lohit Devanagari" style:font-size-complex="14pt"/>
    </style:style>
    <style:style style:name="P12" style:family="paragraph" style:parent-style-name="Text_20_body">
      <style:paragraph-properties fo:text-align="start" style:justify-single-word="false"/>
      <style:text-properties fo:color="#000000" style:font-name="MathJax_Main" fo:font-size="14pt" fo:language="fr" fo:country="FR" officeooo:rsid="0012c897" officeooo:paragraph-rsid="000d3860" style:font-name-asian="Noto Sans CJK SC" style:font-size-asian="14pt" style:font-name-complex="Lohit Devanagari" style:font-size-complex="14pt"/>
    </style:style>
    <style:style style:name="P13" style:family="paragraph" style:parent-style-name="Text_20_body">
      <style:paragraph-properties fo:text-align="justify" style:justify-single-word="false"/>
      <style:text-properties officeooo:paragraph-rsid="000d3860"/>
    </style:style>
    <style:style style:name="P14" style:family="paragraph" style:parent-style-name="Text_20_body">
      <style:paragraph-properties fo:text-align="justify" style:justify-single-word="false"/>
      <style:text-properties officeooo:paragraph-rsid="0023798c"/>
    </style:style>
    <style:style style:name="P15" style:family="paragraph" style:parent-style-name="Text_20_body">
      <style:paragraph-properties fo:text-align="justify" style:justify-single-word="false"/>
      <style:text-properties officeooo:paragraph-rsid="002884b8"/>
    </style:style>
    <style:style style:name="P16" style:family="paragraph" style:parent-style-name="Text_20_body">
      <style:paragraph-properties fo:text-align="justify" style:justify-single-word="false"/>
      <style:text-properties officeooo:paragraph-rsid="002ed420"/>
    </style:style>
    <style:style style:name="P17" style:family="paragraph" style:parent-style-name="Text_20_body">
      <style:paragraph-properties fo:text-align="start" style:justify-single-word="false"/>
      <style:text-properties officeooo:paragraph-rsid="002e112c"/>
    </style:style>
    <style:style style:name="P18" style:family="paragraph" style:parent-style-name="Text_20_body">
      <style:paragraph-properties fo:text-align="justify" style:justify-single-word="false"/>
      <style:text-properties fo:font-size="12pt" fo:font-weight="normal" officeooo:rsid="003289d2" officeooo:paragraph-rsid="003289d2" style:font-size-asian="12pt" style:font-weight-asian="normal" style:font-size-complex="12pt" style:font-weight-complex="normal"/>
    </style:style>
    <style:style style:name="P19" style:family="paragraph" style:parent-style-name="Title">
      <style:text-properties style:font-name="Liberation Serif" fo:font-size="28pt" fo:language="fr" fo:country="FR" fo:font-weight="bold" officeooo:rsid="000803e7" officeooo:paragraph-rsid="000d3860" style:font-name-asian="Noto Sans CJK SC" style:font-size-asian="28pt" style:font-weight-asian="bold" style:font-name-complex="Lohit Devanagari" style:font-size-complex="28pt" style:font-weight-complex="bold"/>
    </style:style>
    <style:style style:name="P20" style:family="paragraph" style:parent-style-name="Title">
      <style:text-properties style:font-name="Liberation Serif" fo:font-size="28pt" fo:language="fr" fo:country="FR" fo:font-weight="bold" officeooo:rsid="00122d26" officeooo:paragraph-rsid="00122d26" style:font-name-asian="Noto Sans CJK SC" style:font-size-asian="28pt" style:font-weight-asian="bold" style:font-name-complex="Lohit Devanagari" style:font-size-complex="28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cda2" officeooo:paragraph-rsid="0015cda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b02" officeooo:paragraph-rsid="00176b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8c3b" officeooo:paragraph-rsid="00178c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67a" officeooo:paragraph-rsid="0017c6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c0c3" officeooo:paragraph-rsid="001dc0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19cb" officeooo:paragraph-rsid="003019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officeooo:paragraph-rsid="0017c67a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40fe" officeooo:paragraph-rsid="003540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1b5f" officeooo:paragraph-rsid="00371b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Heading_20_2">
      <style:text-properties style:font-name="Liberation Serif" fo:language="fr" fo:country="FR" officeooo:paragraph-rsid="000d3860"/>
    </style:style>
    <style:style style:name="P32" style:family="paragraph" style:parent-style-name="Heading_20_2">
      <style:text-properties fo:language="fr" fo:country="FR" officeooo:paragraph-rsid="000d3860"/>
    </style:style>
    <style:style style:name="P33" style:family="paragraph" style:parent-style-name="Heading_20_5">
      <style:text-properties officeooo:paragraph-rsid="000d3860"/>
    </style:style>
    <style:style style:name="P34" style:family="paragraph" style:parent-style-name="Heading_20_5">
      <style:text-properties officeooo:paragraph-rsid="00178c3b"/>
    </style:style>
    <style:style style:name="P35" style:family="paragraph" style:parent-style-name="Text_20_body">
      <style:paragraph-properties fo:text-align="justify" style:justify-single-word="false"/>
      <style:text-properties style:font-name="Liberation Serif" fo:font-size="8pt" fo:language="fr" fo:country="FR" officeooo:rsid="0029575b" officeooo:paragraph-rsid="002ed420" style:font-size-asian="7pt" style:font-size-complex="8pt"/>
    </style:style>
    <style:style style:name="P36" style:family="paragraph" style:parent-style-name="Text_20_body">
      <style:paragraph-properties fo:text-align="justify" style:justify-single-word="false"/>
      <style:text-properties style:font-name="Liberation Serif" fo:language="fr" fo:country="FR" officeooo:rsid="0017c67a" officeooo:paragraph-rsid="000d3860"/>
    </style:style>
    <style:style style:name="P37" style:family="paragraph" style:parent-style-name="Text_20_body">
      <style:paragraph-properties fo:text-align="justify" style:justify-single-word="false"/>
      <style:text-properties style:font-name="Liberation Serif" fo:font-size="12pt" fo:language="fr" fo:country="FR" fo:font-weight="normal" officeooo:rsid="003289d2" officeooo:paragraph-rsid="0031c3a7" style:font-name-asian="Noto Sans CJK SC" style:font-size-asian="12pt" style:font-weight-asian="normal" style:font-name-complex="Lohit Devanagari" style:font-size-complex="12pt" style:font-weight-complex="normal"/>
    </style:style>
    <style:style style:name="P38" style:family="paragraph" style:parent-style-name="Text_20_body">
      <style:text-properties officeooo:paragraph-rsid="0035ea88"/>
    </style:style>
    <style:style style:name="P39" style:family="paragraph" style:parent-style-name="Text_20_body">
      <style:paragraph-properties fo:text-align="justify" style:justify-single-word="false"/>
      <style:text-properties officeooo:paragraph-rsid="000d3860"/>
    </style:style>
    <style:style style:name="P40" style:family="paragraph" style:parent-style-name="Text_20_body">
      <style:paragraph-properties fo:text-align="justify" style:justify-single-word="false"/>
      <style:text-properties officeooo:rsid="003737b5" officeooo:paragraph-rsid="003737b5"/>
    </style:style>
    <style:style style:name="P41" style:family="paragraph" style:parent-style-name="Text_20_body">
      <style:paragraph-properties fo:text-align="justify" style:justify-single-word="false"/>
      <style:text-properties officeooo:rsid="003737b5" officeooo:paragraph-rsid="00390afc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language="fr" fo:country="FR"/>
    </style:style>
    <style:style style:name="T3" style:family="text">
      <style:text-properties style:font-name="Liberation Serif" fo:language="fr" fo:country="FR" officeooo:rsid="00178c3b"/>
    </style:style>
    <style:style style:name="T4" style:family="text">
      <style:text-properties style:font-name="Liberation Serif" fo:language="fr" fo:country="FR" officeooo:rsid="0017c67a"/>
    </style:style>
    <style:style style:name="T5" style:family="text">
      <style:text-properties style:font-name="Liberation Serif" fo:language="fr" fo:country="FR" officeooo:rsid="001e5a18"/>
    </style:style>
    <style:style style:name="T6" style:family="text">
      <style:text-properties style:font-name="Liberation Serif" fo:language="fr" fo:country="FR" officeooo:rsid="001f3246"/>
    </style:style>
    <style:style style:name="T7" style:family="text">
      <style:text-properties style:font-name="Liberation Serif" fo:language="fr" fo:country="FR" officeooo:rsid="00209378"/>
    </style:style>
    <style:style style:name="T8" style:family="text">
      <style:text-properties style:font-name="Liberation Serif" fo:language="fr" fo:country="FR" officeooo:rsid="00228970"/>
    </style:style>
    <style:style style:name="T9" style:family="text">
      <style:text-properties style:font-name="Liberation Serif" fo:language="fr" fo:country="FR" officeooo:rsid="0022d4fb"/>
    </style:style>
    <style:style style:name="T10" style:family="text">
      <style:text-properties style:font-name="Liberation Serif" fo:language="fr" fo:country="FR" officeooo:rsid="0023798c"/>
    </style:style>
    <style:style style:name="T11" style:family="text">
      <style:text-properties style:font-name="Liberation Serif" fo:language="fr" fo:country="FR" officeooo:rsid="002553d3"/>
    </style:style>
    <style:style style:name="T12" style:family="text">
      <style:text-properties style:font-name="Liberation Serif" fo:language="fr" fo:country="FR" officeooo:rsid="002701f8"/>
    </style:style>
    <style:style style:name="T13" style:family="text">
      <style:text-properties style:font-name="Liberation Serif" fo:language="fr" fo:country="FR" officeooo:rsid="0018aeae"/>
    </style:style>
    <style:style style:name="T14" style:family="text">
      <style:text-properties style:font-name="Liberation Serif" fo:language="fr" fo:country="FR" officeooo:rsid="002884b8"/>
    </style:style>
    <style:style style:name="T15" style:family="text">
      <style:text-properties style:font-name="Liberation Serif" fo:language="fr" fo:country="FR" officeooo:rsid="002c3eb5"/>
    </style:style>
    <style:style style:name="T16" style:family="text">
      <style:text-properties style:font-name="Liberation Serif" fo:language="fr" fo:country="FR" officeooo:rsid="002e112c"/>
    </style:style>
    <style:style style:name="T17" style:family="text">
      <style:text-properties style:font-name="Liberation Serif" fo:language="fr" fo:country="FR" officeooo:rsid="0031c3a7"/>
    </style:style>
    <style:style style:name="T18" style:family="text">
      <style:text-properties style:font-name="Liberation Serif" fo:language="fr" fo:country="FR" style:font-name-asian="Noto Sans CJK SC" style:font-name-complex="Lohit Devanagari"/>
    </style:style>
    <style:style style:name="T19" style:family="text">
      <style:text-properties style:font-name="Liberation Serif" fo:language="fr" fo:country="FR" officeooo:rsid="003289d2" style:font-name-asian="Noto Sans CJK SC" style:font-name-complex="Lohit Devanagari"/>
    </style:style>
    <style:style style:name="T20" style:family="text">
      <style:text-properties style:font-name="Liberation Serif" fo:language="fr" fo:country="FR" officeooo:rsid="0015cda2"/>
    </style:style>
    <style:style style:name="T21" style:family="text">
      <style:text-properties style:font-name="Liberation Serif" fo:language="fr" fo:country="FR" officeooo:rsid="0035ea88"/>
    </style:style>
    <style:style style:name="T22" style:family="text">
      <style:text-properties style:font-name="Liberation Serif" fo:language="fr" fo:country="FR" officeooo:rsid="00390afc"/>
    </style:style>
    <style:style style:name="T23" style:family="text">
      <style:text-properties style:font-name="Liberation Serif" fo:language="fr" fo:country="FR" officeooo:rsid="00399102"/>
    </style:style>
    <style:style style:name="T24" style:family="text">
      <style:text-properties style:font-name="Liberation Serif" fo:font-size="18pt" fo:language="fr" fo:country="FR" officeooo:rsid="0013857d" style:font-name-asian="Noto Sans CJK SC" style:font-size-asian="18pt" style:font-name-complex="Lohit Devanagari" style:font-size-complex="18pt"/>
    </style:style>
    <style:style style:name="T25" style:family="text">
      <style:text-properties style:font-name="Liberation Serif" fo:font-size="18pt" fo:language="fr" fo:country="FR" officeooo:rsid="000e5ab2" style:font-name-asian="Noto Sans CJK SC" style:font-size-asian="18pt" style:font-name-complex="Lohit Devanagari" style:font-size-complex="18pt"/>
    </style:style>
    <style:style style:name="T26" style:family="text">
      <style:text-properties style:font-name="Liberation Serif" officeooo:rsid="0015cda2"/>
    </style:style>
    <style:style style:name="T27" style:family="text">
      <style:text-properties style:font-name="Liberation Serif" fo:font-size="11.8999996185303pt" fo:language="fr" fo:country="FR" fo:font-weight="bold" officeooo:rsid="00178c3b" style:font-name-asian="Noto Sans CJK SC" style:font-size-asian="11.8999996185303pt" style:font-weight-asian="bold" style:font-name-complex="Lohit Devanagari" style:font-size-complex="11.8999996185303pt" style:font-weight-complex="bold"/>
    </style:style>
    <style:style style:name="T28" style:family="text">
      <style:text-properties style:font-name="Liberation Serif" fo:font-size="11.8999996185303pt" fo:language="fr" fo:country="FR" fo:font-weight="bold" officeooo:rsid="0031c3a7" style:font-name-asian="Noto Sans CJK SC" style:font-size-asian="11.8999996185303pt" style:font-weight-asian="bold" style:font-name-complex="Lohit Devanagari" style:font-size-complex="11.8999996185303pt" style:font-weight-complex="bold"/>
    </style:style>
    <style:style style:name="T29" style:family="text">
      <style:text-properties style:font-name="Liberation Serif" fo:font-size="12pt" fo:language="fr" fo:country="FR" officeooo:rsid="002884b8" style:font-size-asian="12pt" style:font-size-complex="12pt"/>
    </style:style>
    <style:style style:name="T30" style:family="text">
      <style:text-properties style:font-name="Liberation Serif" fo:font-size="12pt" fo:language="fr" fo:country="FR" officeooo:rsid="0029575b" style:font-size-asian="12pt" style:font-size-complex="12pt"/>
    </style:style>
    <style:style style:name="T31" style:family="text">
      <style:text-properties style:font-name="Liberation Serif" fo:font-size="12pt" fo:language="fr" fo:country="FR" officeooo:rsid="002a980a" style:font-size-asian="12pt" style:font-size-complex="12pt"/>
    </style:style>
    <style:style style:name="T32" style:family="text">
      <style:text-properties officeooo:rsid="0015cda2"/>
    </style:style>
    <style:style style:name="T33" style:family="text">
      <style:text-properties officeooo:rsid="00176b02"/>
    </style:style>
    <style:style style:name="T34" style:family="text">
      <style:text-properties officeooo:rsid="001a83e8"/>
    </style:style>
    <style:style style:name="T35" style:family="text">
      <style:text-properties officeooo:rsid="001b0e20"/>
    </style:style>
    <style:style style:name="T36" style:family="text">
      <style:text-properties officeooo:rsid="001dc0c3"/>
    </style:style>
    <style:style style:name="T37" style:family="text">
      <style:text-properties style:font-name="Noto Mono" fo:font-size="10pt" fo:language="fr" fo:country="FR" officeooo:rsid="002c3eb5" style:font-size-asian="10pt" style:font-size-complex="10pt"/>
    </style:style>
    <style:style style:name="T38" style:family="text">
      <style:text-properties style:font-name="Noto Mono" fo:font-size="10.5pt" fo:language="fr" fo:country="FR" officeooo:rsid="002701f8" style:font-size-asian="10.5pt" style:font-size-complex="10.5pt"/>
    </style:style>
    <style:style style:name="T39" style:family="text">
      <style:text-properties style:font-name="Noto Mono" fo:font-size="10.5pt" style:font-size-asian="10.5pt" style:font-size-complex="10.5pt"/>
    </style:style>
    <style:style style:name="T40" style:family="text">
      <style:text-properties style:font-name="Noto Mono" fo:font-size="10.5pt" officeooo:rsid="0031c3a7" style:font-size-asian="10.5pt" style:font-size-complex="10.5pt"/>
    </style:style>
    <style:style style:name="T41" style:family="text">
      <style:text-properties fo:font-size="12pt" officeooo:rsid="002e112c" style:font-size-asian="12pt" style:font-size-complex="12pt"/>
    </style:style>
    <style:style style:name="T42" style:family="text">
      <style:text-properties fo:color="#666666" style:font-name="Noto Mono" fo:font-size="10.5pt" fo:language="fr" fo:country="FR" officeooo:rsid="002884b8" style:font-size-asian="10.5pt" style:font-size-complex="10.5pt"/>
    </style:style>
    <style:style style:name="T43" style:family="text">
      <style:text-properties fo:color="#666666" style:font-name="Noto Mono" fo:font-size="10.5pt" fo:language="fr" fo:country="FR" officeooo:rsid="002ed420" style:font-size-asian="10.5pt" style:font-size-complex="10.5pt"/>
    </style:style>
    <style:style style:name="T44" style:family="text">
      <style:text-properties fo:color="#666666" style:font-name="Noto Mono" fo:font-size="10.5pt" fo:language="fr" fo:country="FR" officeooo:rsid="002701f8" style:font-size-asian="10.5pt" style:font-size-complex="10.5pt"/>
    </style:style>
    <style:style style:name="T45" style:family="text">
      <style:text-properties fo:color="#666666" style:font-name="Noto Mono" fo:font-size="10.5pt" style:font-size-asian="10.5pt" style:font-size-complex="10.5pt"/>
    </style:style>
    <style:style style:name="T46" style:family="text">
      <style:text-properties fo:color="#666666" style:font-name="Noto Mono" fo:font-size="10pt" fo:language="fr" fo:country="FR" officeooo:rsid="002c3eb5" style:font-size-asian="10pt" style:font-size-complex="10pt"/>
    </style:style>
    <style:style style:name="T47" style:family="text">
      <style:text-properties officeooo:rsid="003019cb"/>
    </style:style>
    <style:style style:name="T4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19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6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0" style:family="text">
      <style:text-properties officeooo:rsid="0035ea88"/>
    </style:style>
    <style:style style:name="T51" style:family="text">
      <style:text-properties officeooo:rsid="00371b5f"/>
    </style:style>
    <style:style style:name="T52" style:family="text">
      <style:text-properties officeooo:rsid="003737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9"/>
      <text:p text:style-name="P19"/>
      <text:p text:style-name="P19"/>
      <text:p text:style-name="P6"/>
      <text:p text:style-name="P20">Projet Données Réparties</text:p>
      <text:p text:style-name="P5"><text:span text:style-name="T24">Architecture de principe</text:span><text:span text:style-name="T25"> </text:span></text:p>
      <text:p text:style-name="P7"/>
      <text:p text:style-name="P7"/>
      <text:p text:style-name="P7"/>
      <text:p text:style-name="P3">Paul Anaclet</text:p>
      <text:p text:style-name="P4">G<text:span text:style-name="T34">uohao Dai</text:span></text:p>
      <text:p text:style-name="P2">Théo Desprat<text:span text:style-name="T35">s</text:span></text:p>
      <text:p text:style-name="P1">2A SN</text:p>
      <text:p text:style-name="P10"/>
      <text:p text:style-name="P11">2021</text:p>
      <text:p text:style-name="P10"/>
      <text:p text:style-name="P10"/>
      <text:p text:style-name="P10"/>
      <text:p text:style-name="P10"/>
      <text:p text:style-name="P12"/>
      <text:p text:style-name="P10"/>
      <text:p text:style-name="P10"/>
      <text:h text:style-name="P31" text:outline-level="2"><text:soft-page-break/>1<text:tab/>P<text:span text:style-name="T32">lan de travail</text:span></text:h>
      <text:p text:style-name="P38"><text:span text:style-name="T20">N</text:span><text:span text:style-name="T21">ous avons mis au point le plan de réalisation suivant :</text:span></text:p>
      <table:table table:name="Table1" table:style-name="Table1" table:template-name="Academic">
        <table:table-column table:style-name="Table1.A" table:number-columns-repeated="3"/>
        <table:table-row table:style-name="Table1.1">
          <table:table-cell table:style-name="Table1.A1" office:value-type="string">
            <text:p text:style-name="P21">Tâche</text:p>
          </table:table-cell>
          <table:table-cell table:style-name="Table1.A1" office:value-type="string">
            <text:p text:style-name="P21">Membre<text:span text:style-name="T36">(s)</text:span> assigné<text:span text:style-name="T36">(s)</text:span></text:p>
          </table:table-cell>
          <table:table-cell table:style-name="Table1.A1" office:value-type="string">
            <text:p text:style-name="P21">Commentaires</text:p>
          </table:table-cell>
        </table:table-row>
        <table:table-row table:style-name="Table1.2">
          <table:table-cell table:style-name="Table1.A2" office:value-type="string">
            <text:p text:style-name="P23"><text:span text:style-name="T33">V</text:span>ersion centralisée</text:p>
          </table:table-cell>
          <table:table-cell table:style-name="Table1.B2">
            <text:p text:style-name="P22"/>
          </table:table-cell>
          <table:table-cell table:style-name="Table1.B2">
            <text:p text:style-name="P22"/>
          </table:table-cell>
        </table:table-row>
        <table:table-row table:style-name="Table1.3">
          <table:table-cell table:style-name="Table1.A2" office:value-type="string">
            <text:p text:style-name="P23"><text:s text:c="5"/>- <text:span text:style-name="T47">Implémentation Serveur</text:span></text:p>
          </table:table-cell>
          <table:table-cell table:style-name="Table1.A2" office:value-type="string">
            <text:p text:style-name="P29"><text:span text:style-name="T51">Theo, </text:span>Paul</text:p>
          </table:table-cell>
          <table:table-cell table:style-name="Table1.A2" office:value-type="string">
            <text:p text:style-name="P27">Primitives Linda</text:p>
          </table:table-cell>
        </table:table-row>
        <table:table-row table:style-name="Table1.4">
          <table:table-cell table:style-name="Table1.A2" office:value-type="string">
            <text:p text:style-name="P23"><text:s text:c="5"/>- <text:span text:style-name="T36">Synchronisation des accès</text:span></text:p>
          </table:table-cell>
          <table:table-cell table:style-name="Table1.A2" office:value-type="string">
            <text:p text:style-name="P29">Paul, <text:span text:style-name="T51">Guohao</text:span></text:p>
          </table:table-cell>
          <table:table-cell table:style-name="Table1.B2">
            <text:p text:style-name="P26"/>
          </table:table-cell>
        </table:table-row>
        <table:table-row table:style-name="Table1.5">
          <table:table-cell table:style-name="Table1.A2" office:value-type="string">
            <text:p text:style-name="P23">Version client/serveur</text:p>
          </table:table-cell>
          <table:table-cell table:style-name="Table1.B2">
            <text:p text:style-name="P22"/>
          </table:table-cell>
          <table:table-cell table:style-name="Table1.B2">
            <text:p text:style-name="P22"/>
          </table:table-cell>
        </table:table-row>
        <table:table-row table:style-name="Table1.6">
          <table:table-cell table:style-name="Table1.A2" office:value-type="string">
            <text:p text:style-name="P23"><text:s text:c="5"/>- Implémentation Serveur</text:p>
          </table:table-cell>
          <table:table-cell table:style-name="Table1.A2" office:value-type="string">
            <text:p text:style-name="P29">Theo, Paul</text:p>
          </table:table-cell>
          <table:table-cell table:style-name="Table1.A2" office:value-type="string">
            <text:p text:style-name="P28"><text:span text:style-name="T48">Interface, implémentation, enregistrement</text:span><text:span text:style-name="T49"> du serveur ...</text:span></text:p>
          </table:table-cell>
        </table:table-row>
        <table:table-row table:style-name="Table1.7">
          <table:table-cell table:style-name="Table1.A2" office:value-type="string">
            <text:p text:style-name="P23"><text:s text:c="5"/>- Implémentation Client</text:p>
          </table:table-cell>
          <table:table-cell table:style-name="Table1.A2" office:value-type="string">
            <text:p text:style-name="P29">Theo, <text:span text:style-name="T50">Guohao</text:span></text:p>
          </table:table-cell>
          <table:table-cell table:style-name="Table1.B2">
            <text:p text:style-name="P25"/>
          </table:table-cell>
        </table:table-row>
        <table:table-row table:style-name="Table1.8">
          <table:table-cell table:style-name="Table1.A2" office:value-type="string">
            <text:p text:style-name="P23">Mise au point de nouveaux tests</text:p>
          </table:table-cell>
          <table:table-cell table:style-name="Table1.A2" office:value-type="string">
            <text:p text:style-name="P29">Guohao</text:p>
          </table:table-cell>
          <table:table-cell table:style-name="Table1.B2">
            <text:p text:style-name="P22"/>
          </table:table-cell>
        </table:table-row>
        <table:table-row table:style-name="Table1.9">
          <table:table-cell table:style-name="Table1.A2" office:value-type="string">
            <text:p text:style-name="P24">Applications</text:p>
          </table:table-cell>
          <table:table-cell table:style-name="Table1.B2">
            <text:p text:style-name="P22"/>
          </table:table-cell>
          <table:table-cell table:style-name="Table1.B2">
            <text:p text:style-name="P22"/>
          </table:table-cell>
        </table:table-row>
        <table:table-row table:style-name="Table1.10">
          <table:table-cell table:style-name="Table1.A2" office:value-type="string">
            <text:p text:style-name="P24"><text:s text:c="5"/>- Nombres premiers &lt; K</text:p>
          </table:table-cell>
          <table:table-cell table:style-name="Table1.A2" office:value-type="string">
            <text:p text:style-name="P30">Theo, Guohao</text:p>
          </table:table-cell>
          <table:table-cell table:style-name="Table1.B2">
            <text:p text:style-name="P22"/>
          </table:table-cell>
        </table:table-row>
        <table:table-row table:style-name="Table1.11">
          <table:table-cell table:style-name="Table1.A11" office:value-type="string">
            <text:p text:style-name="P24"><text:s text:c="5"/>- Recherche dans un fichier</text:p>
          </table:table-cell>
          <table:table-cell table:style-name="Table1.B11" office:value-type="string">
            <text:p text:style-name="P30">Paul</text:p>
          </table:table-cell>
          <table:table-cell table:style-name="Table1.C11">
            <text:p text:style-name="P22"/>
          </table:table-cell>
        </table:table-row>
      </table:table>
      <text:h text:style-name="P32" text:outline-level="2"><text:span text:style-name="T26">2</text:span><text:span text:style-name="T1"><text:tab/></text:span><text:span text:style-name="T26">Architecture</text:span></text:h>
      <text:h text:style-name="P33" text:outline-level="5"><text:span text:style-name="T3">2.</text:span><text:span text:style-name="T2">1<text:tab/></text:span><text:span text:style-name="T27">Classes </text:span><text:span text:style-name="T28">et structures de données</text:span><text:span text:style-name="T27"> envisagées</text:span></text:h>
      <text:p text:style-name="P15"><text:span text:style-name="T12">Stockage des callbacks</text:span><text:span text:style-name="T13">: </text:span></text:p>
      <text:p text:style-name="P16"><text:span text:style-name="T13"><text:tab/>-</text:span><text:span text:style-name="T14"> </text:span><text:span text:style-name="T42">ReadCallbacks </text:span><text:span text:style-name="T43">= </text:span><text:span text:style-name="T44">Map&lt;Tuple, List&lt;Callback&gt;&gt;</text:span><text:span text:style-name="T38"> </text:span><text:span text:style-name="T29">: map associant </text:span><text:span text:style-name="T30">la</text:span><text:span text:style-name="T29"> liste de</text:span><text:span text:style-name="T30">s </text:span><text:span text:style-name="T29">callbacks </text:span><text:span text:style-name="T30">des clients en mode READ au motif qui les intéresse.</text:span></text:p>
      <text:p text:style-name="P16"><text:span text:style-name="T13"><text:tab/>- </text:span><text:span text:style-name="T43">Take</text:span><text:span text:style-name="T42">Callbacks </text:span><text:span text:style-name="T43">= </text:span><text:span text:style-name="T44">Map&lt;Tuple, List&lt;Callback&gt;&gt;</text:span><text:span text:style-name="T38"> </text:span><text:span text:style-name="T29">: map associant </text:span><text:span text:style-name="T30">la</text:span><text:span text:style-name="T29"> liste de</text:span><text:span text:style-name="T30">s </text:span><text:span text:style-name="T29">callbacks </text:span><text:span text:style-name="T30">des clients en mode </text:span><text:span text:style-name="T31">TAKE</text:span><text:span text:style-name="T30"> au motif qui les intéresse.</text:span></text:p>
      <text:p text:style-name="P35"/>
      <text:p text:style-name="P8">Version Client/Serveur :</text:p>
      <text:p text:style-name="P9"><text:tab/>- <text:span text:style-name="T45">interface LindaServer extends Remote</text:span><text:span text:style-name="T39"> : </text:span><text:span text:style-name="T40">i</text:span><text:span text:style-name="T41">nterface du serveur</text:span></text:p>
      <text:p text:style-name="P17"><text:span text:style-name="T15"><text:tab/>- </text:span><text:span text:style-name="T46">class LindaServerImpl extends UnicastRemoteObject implements LindaServer</text:span><text:span text:style-name="T37">: </text:span><text:span text:style-name="T17">ob</text:span><text:span text:style-name="T16">jet distant utilisable par le client pour appeler les procédures du serveur Linda</text:span></text:p>
      <text:h text:style-name="P33" text:outline-level="5"><text:span text:style-name="T27">2.2</text:span><text:span text:style-name="T2"><text:tab/></text:span><text:span text:style-name="T3">Difficultés identifées</text:span></text:h>
      <text:p text:style-name="P36">Certains points de conceptions <text:span text:style-name="T52">à propos de l’implémentation de Linda </text:span>semblent <text:span text:style-name="T52">plus</text:span> complexes :</text:p>
      <text:p text:style-name="P13"><text:span text:style-name="T4"><text:tab/>- </text:span><text:span text:style-name="T7">g</text:span><text:span text:style-name="T5">estion des abonnements : correctement informer les ‘abonnés’ à chaque primitive ’write’</text:span></text:p>
      <text:p text:style-name="P14"><text:span text:style-name="T5"><text:tab/>- </text:span><text:span text:style-name="T10">gestion de la synchronisation : utilisation d’une méthode adaptée pour rendre </text:span><text:span text:style-name="T11">les</text:span><text:span text:style-name="T10"> primitives </text:span><text:span text:style-name="T11">qui en ont besoin</text:span><text:span text:style-name="T10"> bloquantes (moniteur ? Sémaphores ?...)</text:span></text:p>
      <text:p text:style-name="P13"><text:span text:style-name="T5"><text:tab/>- </text:span><text:span text:style-name="T7">c</text:span><text:span text:style-name="T6">hoix arbitraires : faire des choix à la fois optimaux et peu complexes à mettre en place pour les </text:span><text:span text:style-name="T8">blocages / </text:span><text:span text:style-name="T6">déblocages </text:span><text:span text:style-name="T9">(priorités, …)</text:span></text:p>
      <text:p text:style-name="P40"><text:span text:style-name="T9">P</text:span><text:span text:style-name="T2">our les applications nous nous sommes posés plusieurs questions </text:span><text:span text:style-name="T23">dont les réponses ne sont pas encore claires </text:span><text:span text:style-name="T2">:</text:span></text:p>
      <text:p text:style-name="P41"><text:span text:style-name="T2"><text:tab/>- </text:span><text:span text:style-name="T22">utilisation de Linda pour le crible </text:span><text:span text:style-name="T2">d’Erathostène : </text:span><text:span text:style-name="T22">comment utiliser et manipuler les tuples pour les calculs ? Quel est l’avantage ?</text:span></text:p>
      <text:p text:style-name="P40"><text:span text:style-name="T2"><text:tab/>- critère de parallélisation </text:span><text:span text:style-name="T22">du </text:span><text:span text:style-name="T2">crible d’Erathostène : quelle partie de l’algorithme pouvons nous paralléliser de manière efficace ?</text:span></text:p>
      <text:h text:style-name="P34" text:outline-level="5"><text:soft-page-break/><text:span text:style-name="T3">2.</text:span><text:span text:style-name="T17">3</text:span><text:span text:style-name="T2"><text:tab/></text:span><text:span text:style-name="T27">Organisation des tests</text:span></text:h>
      <text:p text:style-name="P37">Il faudra dans un premier temps réaliser des tests permettant de confirmer nos <text:s/>spécifications arbitraires.</text:p>
      <text:p text:style-name="P18"><text:span text:style-name="T19">L</text:span><text:span text:style-name="T18">es tests devront couvrir une grande variété d’enchaînements de primitiv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MathJax_Main" svg:font-family="MathJax_Ma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1T16:18:20.916104478</meta:creation-date>
    <dc:date>2021-11-29T19:19:20.970322709</dc:date>
    <meta:editing-duration>PT2H43M34S</meta:editing-duration>
    <meta:editing-cycles>34</meta:editing-cycles>
    <meta:generator>LibreOffice/6.4.7.2$Linux_X86_64 LibreOffice_project/40$Build-2</meta:generator>
    <meta:document-statistic meta:table-count="1" meta:image-count="0" meta:object-count="0" meta:page-count="3" meta:paragraph-count="50" meta:word-count="343" meta:character-count="2297" meta:non-whitespace-character-count="1962"/>
  </office:meta>
</office:document-meta>
</file>